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_u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q_s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starting_address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llocation_length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q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starting_address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llocation_length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starting_address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llocation_length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q_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llocation_length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t_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select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allocation_length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llocation_length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q_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session_number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llocation_length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d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d_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parameter_type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starting_point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starting_point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tarting_point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epeat_times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end_point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end_point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end_point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d_s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parameter_type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seek_point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seek_point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eek_point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d_s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22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d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starting_address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starting_address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tarting_address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ransfer_length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transfer_length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transfer_length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d_rea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starting_address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starting_address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tarting_address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transfer_length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transfer_length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next_address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next_address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next_address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d_s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ommand_code</text:p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data_format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allocation_length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llocation_length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4:27:38.620433334</meta:creation-date>
    <dc:date>2024-02-26T14:57:16.131757762</dc:date>
    <meta:editing-duration>PT29M38S</meta:editing-duration>
    <meta:editing-cycles>2</meta:editing-cycles>
    <meta:generator>LibreOffice/7.5.6.2$Linux_X86_64 LibreOffice_project/50$Build-2</meta:generator>
    <meta:document-statistic meta:table-count="1" meta:cell-count="255" meta:object-count="0"/>
  </office:meta>
</office:document-meta>
</file>